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41e5f" officeooo:paragraph-rsid="0021dc14" style:font-weight-asian="bold" style:font-weight-complex="bold"/>
    </style:style>
    <style:style style:name="P18" style:family="paragraph" style:parent-style-name="Standard">
      <style:text-properties fo:font-weight="bold" officeooo:rsid="0025a65b" officeooo:paragraph-rsid="0025a65b" style:font-weight-asian="bold" style:font-weight-complex="bold"/>
    </style:style>
    <style:style style:name="P19" style:family="paragraph" style:parent-style-name="Standard">
      <style:text-properties fo:font-weight="bold" officeooo:rsid="0020f77c" officeooo:paragraph-rsid="0020f77c" fo:background-color="#ffff00" style:font-weight-asian="bold" style:font-weight-complex="bold"/>
    </style:style>
    <style:style style:name="P20" style:family="paragraph" style:parent-style-name="Standard">
      <style:text-properties officeooo:rsid="001eca6e" officeooo:paragraph-rsid="001eca6e"/>
    </style:style>
    <style:style style:name="P21" style:family="paragraph" style:parent-style-name="Standard">
      <style:text-properties officeooo:rsid="00207e17" officeooo:paragraph-rsid="00207e17"/>
    </style:style>
    <style:style style:name="P22" style:family="paragraph" style:parent-style-name="Standard">
      <style:text-properties officeooo:rsid="0020f77c" officeooo:paragraph-rsid="0020f77c"/>
    </style:style>
    <style:style style:name="P23" style:family="paragraph" style:parent-style-name="Standard">
      <style:text-properties officeooo:paragraph-rsid="0020f77c"/>
    </style:style>
    <style:style style:name="P24" style:family="paragraph" style:parent-style-name="Standard">
      <style:text-properties officeooo:rsid="0021dc14" officeooo:paragraph-rsid="0021dc14"/>
    </style:style>
    <style:style style:name="P25" style:family="paragraph" style:parent-style-name="Standard" style:list-style-name="L1">
      <style:text-properties officeooo:rsid="001449b7" officeooo:paragraph-rsid="001449b7"/>
    </style:style>
    <style:style style:name="P26" style:family="paragraph" style:parent-style-name="Standard" style:list-style-name="L1">
      <style:text-properties officeooo:rsid="001449b7" officeooo:paragraph-rsid="001449b7" fo:background-color="transparent"/>
    </style:style>
    <style:style style:name="P27" style:family="paragraph" style:parent-style-name="Standard" style:list-style-name="L1">
      <style:text-properties officeooo:rsid="0014fe7e" officeooo:paragraph-rsid="0014fe7e"/>
    </style:style>
    <style:style style:name="P28" style:family="paragraph" style:parent-style-name="Standard" style:list-style-name="L2">
      <style:text-properties officeooo:rsid="0014fe7e" officeooo:paragraph-rsid="0014fe7e"/>
    </style:style>
    <style:style style:name="P29" style:family="paragraph" style:parent-style-name="Standard" style:list-style-name="L3">
      <style:text-properties officeooo:rsid="0014fe7e" officeooo:paragraph-rsid="0014fe7e"/>
    </style:style>
    <style:style style:name="P30" style:family="paragraph" style:parent-style-name="Standard" style:list-style-name="L3">
      <style:text-properties officeooo:rsid="00169e24" officeooo:paragraph-rsid="00169e24"/>
    </style:style>
    <style:style style:name="P31" style:family="paragraph" style:parent-style-name="Standard">
      <style:text-properties fo:font-weight="bold" officeooo:rsid="0020f77c" officeooo:paragraph-rsid="0020f77c" style:font-weight-asian="bold" style:font-weight-complex="bold"/>
    </style:style>
    <style:style style:name="P32" style:family="paragraph" style:parent-style-name="Standard">
      <style:text-properties fo:font-weight="bold" officeooo:rsid="0020f77c" officeooo:paragraph-rsid="002b55ec" style:font-weight-asian="bold" style:font-weight-complex="bold"/>
    </style:style>
    <style:style style:name="P33" style:family="paragraph" style:parent-style-name="Standard">
      <style:text-properties fo:font-weight="bold" officeooo:rsid="002ec90f" officeooo:paragraph-rsid="002ec90f" style:font-weight-asian="bold" style:font-weight-complex="bold"/>
    </style:style>
    <style:style style:name="P34" style:family="paragraph" style:parent-style-name="Standard">
      <style:text-properties fo:font-weight="bold" officeooo:rsid="00303d31" officeooo:paragraph-rsid="00303d31" style:font-weight-asian="bold" style:font-weight-complex="bold"/>
    </style:style>
    <style:style style:name="P35" style:family="paragraph" style:parent-style-name="Standard">
      <style:text-properties fo:font-weight="bold" officeooo:rsid="0031faca" officeooo:paragraph-rsid="0031faca" style:font-weight-asian="bold" style:font-weight-complex="bold"/>
    </style:style>
    <style:style style:name="P36" style:family="paragraph" style:parent-style-name="Standard">
      <style:text-properties fo:font-weight="bold" officeooo:rsid="00339746" officeooo:paragraph-rsid="00339746" style:font-weight-asian="bold" style:font-weight-complex="bold"/>
    </style:style>
    <style:style style:name="P37" style:family="paragraph" style:parent-style-name="Standard">
      <style:text-properties fo:font-weight="bold" officeooo:paragraph-rsid="00339746" style:font-weight-asian="bold" style:font-weight-complex="bold"/>
    </style:style>
    <style:style style:name="P38" style:family="paragraph" style:parent-style-name="Standard">
      <style:text-properties fo:font-weight="bold" officeooo:rsid="002ec90f" officeooo:paragraph-rsid="002ec90f" fo:background-color="#ffff00" style:font-weight-asian="bold" style:font-weight-complex="bold"/>
    </style:style>
    <style:style style:name="P39" style:family="paragraph" style:parent-style-name="Standard">
      <style:text-properties fo:font-weight="bold" officeooo:rsid="00303d31" officeooo:paragraph-rsid="00303d31" fo:background-color="#ffff00" style:font-weight-asian="bold" style:font-weight-complex="bold"/>
    </style:style>
    <style:style style:name="P40" style:family="paragraph" style:parent-style-name="Standard">
      <style:text-properties officeooo:rsid="0020f77c" officeooo:paragraph-rsid="0020f77c"/>
    </style:style>
    <style:style style:name="P41" style:family="paragraph" style:parent-style-name="Standard">
      <style:text-properties officeooo:rsid="002b55ec" officeooo:paragraph-rsid="002b55ec"/>
    </style:style>
    <style:style style:name="P42" style:family="paragraph" style:parent-style-name="Standard">
      <style:text-properties officeooo:rsid="002cb78a" officeooo:paragraph-rsid="002cb78a"/>
    </style:style>
    <style:style style:name="P43" style:family="paragraph" style:parent-style-name="Standard">
      <style:text-properties officeooo:rsid="002d572d" officeooo:paragraph-rsid="002d572d"/>
    </style:style>
    <style:style style:name="P44" style:family="paragraph" style:parent-style-name="Standard">
      <style:text-properties officeooo:paragraph-rsid="002d572d"/>
    </style:style>
    <style:style style:name="P45" style:family="paragraph" style:parent-style-name="Standard">
      <style:text-properties officeooo:paragraph-rsid="00303d31"/>
    </style:style>
    <style:style style:name="P46" style:family="paragraph" style:parent-style-name="Standard">
      <style:text-properties officeooo:rsid="00303d31" officeooo:paragraph-rsid="00303d31"/>
    </style:style>
    <style:style style:name="P47" style:family="paragraph" style:parent-style-name="Standard">
      <style:text-properties officeooo:rsid="0031faca" officeooo:paragraph-rsid="0031faca"/>
    </style:style>
    <style:style style:name="P48" style:family="paragraph" style:parent-style-name="Standard" style:list-style-name="L4">
      <style:text-properties officeooo:rsid="0031faca" officeooo:paragraph-rsid="0031faca"/>
    </style:style>
    <style:style style:name="P49" style:family="paragraph" style:parent-style-name="Standard">
      <style:text-properties officeooo:paragraph-rsid="00303d31" fo:background-color="#ffff00"/>
    </style:style>
    <style:style style:name="P50" style:family="paragraph" style:parent-style-name="Standard">
      <style:text-properties officeooo:rsid="00339746" officeooo:paragraph-rsid="00339746"/>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03d31" fo:background-color="#ffff00" loext:char-shading-value="0" style:font-weight-asian="bold" style:font-weight-complex="bold"/>
    </style:style>
    <style:style style:name="T8" style:family="text">
      <style:text-properties fo:color="#c9211e" fo:background-color="#ffff00" loext:char-shading-value="0"/>
    </style:style>
    <style:style style:name="T9" style:family="text">
      <style:text-properties fo:color="#c9211e" fo:font-weight="bold" officeooo:rsid="00303d31" fo:background-color="#ffff00" loext:char-shading-value="0" style:font-weight-asian="bold" style:font-weight-complex="bold"/>
    </style:style>
    <style:style style:name="T10" style:family="text">
      <style:text-properties officeooo:rsid="00220ea6"/>
    </style:style>
    <style:style style:name="T11" style:family="text">
      <style:text-properties officeooo:rsid="00241e5f"/>
    </style:style>
    <style:style style:name="T12" style:family="text">
      <style:text-properties officeooo:rsid="0025a65b"/>
    </style:style>
    <style:style style:name="T13" style:family="text">
      <style:text-properties officeooo:rsid="00286317"/>
    </style:style>
    <style:style style:name="T14" style:family="text">
      <style:text-properties officeooo:rsid="0029bb8e"/>
    </style:style>
    <style:style style:name="T15" style:family="text">
      <style:text-properties fo:background-color="#ffff00" loext:char-shading-value="0"/>
    </style:style>
    <style:style style:name="T16" style:family="text">
      <style:text-properties officeooo:rsid="002b55ec"/>
    </style:style>
    <style:style style:name="T17" style:family="text">
      <style:text-properties officeooo:rsid="002d572d"/>
    </style:style>
    <style:style style:name="T18" style:family="text">
      <style:text-properties officeooo:rsid="002e227a"/>
    </style:style>
    <style:style style:name="T19" style:family="text">
      <style:text-properties officeooo:rsid="003397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634104886" text:style-name="L1">
        <text:list-item>
          <text:p text:style-name="P25">+Acquire 10 from Laura</text:p>
        </text:list-item>
        <text:list-item>
          <text:p text:style-name="P25">Hemophores</text:p>
        </text:list-item>
        <text:list-item>
          <text:p text:style-name="P25">Heme Oxygenase</text:p>
          <text:list>
            <text:list-item>
              <text:p text:style-name="P25">binding site should be relatively small</text:p>
            </text:list-item>
            <text:list-item>
              <text:p text:style-name="P25">but it fucks up double bonds</text:p>
            </text:list-item>
          </text:list>
        </text:list-item>
        <text:list-item>
          <text:p text:style-name="P25">Hemopexin</text:p>
        </text:list-item>
        <text:list-item>
          <text:p text:style-name="P25">Catalase</text:p>
        </text:list-item>
        <text:list-item>
          <text:p text:style-name="P25">4NL5 (heme proteinase)</text:p>
        </text:list-item>
        <text:list-item>
          <text:p text:style-name="P25">4CDP (also degradation enzyme, dimers!)</text:p>
        </text:list-item>
        <text:list-item>
          <text:p text:style-name="P26">HTUX</text:p>
        </text:list-item>
        <text:list-item>
          <text:p text:style-name="P27">or HUTX</text:p>
        </text:list-item>
      </text:list>
      <text:list xml:id="list2356485566" text:style-name="L2">
        <text:list-item>
          <text:list>
            <text:list-item>
              <text:p text:style-name="P28">potential to use pharmacophore, and confirm the values you have found from the rest of the study</text:p>
            </text:list-item>
            <text:list-item>
              <text:p text:style-name="P28">*This is poorly structured notation then, but yes as the cherry on top of the project could do a pharmacophore search and just demonstrate that your values are present in nature/other simulation… or not</text:p>
            </text:list-item>
            <text:list-item>
              <text:p text:style-name="P28">Super neat</text:p>
            </text:list-item>
          </text:list>
          <text:p text:style-name="P28">10. 11. HUTX and CH2X, maybe can confirm if axial ligands exist</text:p>
        </text:list-item>
        <text:list-item>
          <text:p text:style-name="P28">Selecting/Qualifying Axial ligands?</text:p>
          <text:list>
            <text:list-item>
              <text:p text:style-name="P28">Find pocket, center of mass, see R in 7-10A, lots of TYR? Probs relevant to the structured</text:p>
            </text:list-item>
          </text:list>
        </text:list-item>
        <text:list-item>
          <text:p text:style-name="P28">The set below could be used to determine the accuracy of your shit, <text:span text:style-name="T1">test structures!</text:span></text:p>
          <text:list>
            <text:list-item>
              <text:p text:style-name="P28">6U9J</text:p>
            </text:list-item>
            <text:list-item>
              <text:p text:style-name="P28">2OVI</text:p>
            </text:list-item>
            <text:list-item>
              <text:p text:style-name="P28">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4246448432" text:style-name="L3">
        <text:list-item>
          <text:p text:style-name="P29"><text:soft-page-break/>13. 3PQ2 (super multimer)</text:p>
        </text:list-item>
        <text:list-item>
          <text:p text:style-name="P29">14. 6A2J heme synthase!</text:p>
        </text:list-item>
        <text:list-item>
          <text:p text:style-name="P29">Up to this point 23 counting Laura’s</text:p>
        </text:list-item>
        <text:list-item>
          <text:p text:style-name="P29"><text:span text:style-name="T1">24. </text:span><text:span text:style-name="T8">H31**</text:span></text:p>
        </text:list-item>
        <text:list-item>
          <text:p text:style-name="P30">25. 5GJ3</text:p>
        </text:list-item>
        <text:list-item>
          <text:p text:style-name="P30">26. 5KZL (heme oxygenase from non-human; bacteria)</text:p>
        </text:list-item>
        <text:list-item>
          <text:p text:style-name="P30">27. 1P3T (same fam is ok; same as 5KZL from meningitis)</text:p>
        </text:list-item>
        <text:list-item>
          <text:p text:style-name="P30">28. 3HX9 (degrader for heme stuff, really neat fold!)</text:p>
        </text:list-item>
        <text:list-item>
          <text:p text:style-name="P30">→ We have focused on a wide panel, a set of many types of proteins that perform different stuff/different folds, to see commonality/range of binding pockets! BAM!</text:p>
        </text:list-item>
        <text:list-item>
          <text:p text:style-name="P30">29. 3RTL – look @ paper</text:p>
        </text:list-item>
        <text:list-item>
          <text:p text:style-name="P30">30. 3VP5 – regulator</text:p>
        </text:list-item>
        <text:list-item>
          <text:p text:style-name="P30">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43512140625515" text:continue-numbering="true" text:style-name="L3">
        <text:list-item>
          <text:p text:style-name="P30">1TWN – a different heme, verdoheme! Only one propionate</text:p>
        </text:list-item>
        <text:list-item>
          <text:p text:style-name="P30">**Siroheme; Verdoheme; these two other hemes can be used to contrast/compare with your stuff!</text:p>
        </text:list-item>
        <text:list-item>
          <text:p text:style-name="P30">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20">Not cool. Lost some notes. Luckily I think most of them had to do with the Python script and what needed to change there.</text:p>
      <text:p text:style-name="P20"/>
      <text:p text:style-name="P20">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0"/>
      <text:p text:style-name="P20">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0"/>
      <text:p text:style-name="P20">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0"/>
      <text:p text:style-name="P21">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21"/>
      <text:p text:style-name="P21">–</text:p>
      <text:p text:style-name="P21"/>
      <text:p text:style-name="P21">Ok, so once this stuff above is complete, we will have:</text:p>
      <text:p text:style-name="P21"/>
      <text:p text:style-name="P21">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21"/>
      <text:p text:style-name="P21">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21"/>
      <text:p text:style-name="P22">Like this. Anonymized, none of the proteins/where the data are from are kept. <text:s/>Just, all the aminos are pooled and shit.</text:p>
      <text:p text:style-name="P23"/>
      <text:p text:style-name="P22">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22"/>
      <text:p text:style-name="P22">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22"/>
      <text:p text:style-name="P22"/>
      <text:p text:style-name="P22"/>
      <text:p text:style-name="P22"/>
      <text:p text:style-name="P22"/>
      <text:p text:style-name="P22"/>
      <text:p text:style-name="P22"/>
      <text:p text:style-name="P22"/>
      <text:p text:style-name="P14"><text:soft-page-break/>OK. SO! Overall:</text:p>
      <text:p text:style-name="P14"/>
      <text:p text:style-name="P15">Move results to a new file/adjust scripts to deal with it. This FIRST. ** (1)</text:p>
      <text:p text:style-name="P15"><text:tab/><text:span text:style-name="T10">Further, move everything into the github folder. It seems to do pretty AIGHT of sync’ing and it’s easy to reference, I think.</text:span></text:p>
      <text:p text:style-name="P15"><text:tab/><text:span text:style-name="T11">Check!!!</text:span></text:p>
      <text:p text:style-name="P17"/>
      <text:p text:style-name="P16"/>
      <text:p text:style-name="P16">Move AA to another script, to deal with later. May discover what to do with the table when it has AA later. ** (<text:span text:style-name="T11">2</text:span>)</text:p>
      <text:p text:style-name="P16"><text:tab/><text:span text:style-name="T12">CHECK! But need to alter R script to account for the new location. AND ALL new locations!</text:span></text:p>
      <text:p text:style-name="P16"/>
      <text:p text:style-name="P16"/>
      <text:p text:style-name="P18">2.5) update R for all new locations of data</text:p>
      <text:p text:style-name="P18"><text:tab/>We can have a MASTER R script. So therefore we’re going to have a different script to parse each type of result file. Beter way to organize anyway lol</text:p>
      <text:p text:style-name="P18"/>
      <text:p text:style-name="P18"><text:tab/><text:span text:style-name="T13">CHECK! Awesome new main.R file etc. Dang I’m awesome</text:span></text:p>
      <text:p text:style-name="P16"/>
      <text:p text:style-name="P15">Throw out the first volume line ** (<text:span text:style-name="T11">3</text:span>)</text:p>
      <text:p text:style-name="P14"><text:tab/><text:span text:style-name="T12">maybe… “if line contains ?” then if line contains “volume =” then get vol??? </text:span></text:p>
      <text:p text:style-name="P14"><text:tab/><text:span text:style-name="T13">CHECK!</text:span></text:p>
      <text:p text:style-name="P14"><text:tab/></text:p>
      <text:p text:style-name="P14">Add a column of source PDB to main table. Keep track of all results and keep adding to DF.** (4)</text:p>
      <text:p text:style-name="P14"><text:tab/></text:p>
      <text:p text:style-name="P14"><text:tab/><text:span text:style-name="T14">I think this will be from result_files_df </text:span></text:p>
      <text:p text:style-name="P14"><text:tab/><text:span text:style-name="T14">In this dataframe, it is actually a list of dataframes of all our pdbs’ results.</text:span></text:p>
      <text:p text:style-name="P14"><text:tab/><text:span text:style-name="T14">In each element of the list, is a dataframe.</text:span></text:p>
      <text:p text:style-name="P14"><text:tab/><text:span text:style-name="T14">Each dataframe is the <text:s/>text file we have interest in.</text:span></text:p>
      <text:p text:style-name="P19"><text:tab/><text:span text:style-name="T14">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16">re</text:span>sult_files_df[[3]]</text:p>
      <text:p text:style-name="P14"><text:tab/><text:span text:style-name="T16">this is how each uhm, dataframe inside the list of df is syntax’d</text:span></text:p>
      <text:p text:style-name="P14"><text:tab/><text:span text:style-name="T16">and in each case the first column is V1, unless we start messing with names</text:span></text:p>
      <text:p text:style-name="P14"/>
      <text:p text:style-name="P14"><text:tab/><text:span text:style-name="T16">So, before we process everything – I guess:</text:span></text:p>
      <text:p text:style-name="P14"><text:tab/><text:span text:style-name="T16">for index in len(result_files_df):</text:span></text:p>
      <text:p text:style-name="P14"><text:tab/><text:tab/><text:span text:style-name="T16">in each results_files[[index]]</text:span></text:p>
      <text:p text:style-name="P14"><text:tab/><text:tab/><text:tab/><text:span text:style-name="T16">find the fucking line w code</text:span></text:p>
      <text:p text:style-name="P14"><text:tab/><text:tab/><text:tab/><text:span text:style-name="T16">find the code</text:span></text:p>
      <text:p text:style-name="P14"><text:tab/><text:tab/><text:tab/><text:span text:style-name="T16">copy that code into a big af column</text:span></text:p>
      <text:p text:style-name="P32"><text:tab/></text:p>
      <text:p text:style-name="P32"/>
      <text:p text:style-name="P32"><text:span text:style-name="T16">then proceed to the next step of joining all df together. The lengths would still be the same and presumably columns just tacked onto one another</text:span></text:p>
      <text:p text:style-name="P32"/>
      <text:p text:style-name="P32"><text:soft-page-break/></text:p>
      <text:p text:style-name="P32"><text:tab/><text:span text:style-name="T18">ACHIEVED!</text:span></text:p>
      <text:p text:style-name="P32"/>
      <text:p text:style-name="P38">NEXT:</text:p>
      <text:p text:style-name="P32"/>
      <text:p text:style-name="P32"><text:tab/><text:span text:style-name="T18">Consider implementing this as its own script so we can implement it in each thing to come. Or just be ok adding the for loop lol</text:span></text:p>
      <text:p text:style-name="P32"/>
      <text:p text:style-name="P33">Perhaps implement getting the molecule class also in the dataframe? This would be very useful</text:p>
      <text:p text:style-name="P33"/>
      <text:p text:style-name="P33">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33"/>
      <text:p text:style-name="P33">So, then. We’ll focus on the new data streams. Add in their data to the same dataframe as volume. </text:p>
      <text:p text:style-name="P33"/>
      <text:p text:style-name="P33">So:</text:p>
      <text:p text:style-name="P33">Consider implementing the PDB column thing as its own script. To then be able to merge everything into? </text:p>
      <text:p text:style-name="P34">No. We’ll assemble the big ass dataframe at the very end. For now, have volume dataframe, solvent dataframe, surface df. And keep the PDB. Then, later, we could have something like:</text:p>
      <text:p text:style-name="P34"/>
      <text:p text:style-name="P39">PDB_ID <text:s/>largest_pocket surface_area solvent_acc (AA data I can’t think of a good way)</text:p>
      <text:p text:style-name="P39"/>
      <text:p text:style-name="P34">second df:</text:p>
      <text:p text:style-name="P34"/>
      <text:p text:style-name="P34">PDB_ID most freq AA; closest AA; </text:p>
      <text:p text:style-name="P34"/>
      <text:p text:style-name="P34">third: </text:p>
      <text:p text:style-name="P34">PDB_ID angle stuff? Distances? IDK man</text:p>
      <text:p text:style-name="P34"/>
      <text:p text:style-name="P34"/>
      <text:p text:style-name="P34"/>
      <text:p text:style-name="P45"><text:span text:style-name="T6">→ D</text:span><text:span text:style-name="T7">on’t work on AA yet. I think it’s only useful in aggregate.</text:span><text:span text:style-name="T6"> Therefore focus on constructing a dank huge dataframe for the few properties that are explicit. And we’ll have to t</text:span><text:span text:style-name="T9">ake the biggest volume when we do combine them…</text:span></text:p>
      <text:p text:style-name="P49"><text:span text:style-name="T6"/></text:p>
      <text:p text:style-name="P49"><text:span text:style-name="T6">So, for now, one dataframe per quality. Maybe one script each. With the PDBs so we can correctly join everything. <text:s/>And we’ll have the produced dataframes in the main file</text:span></text:p>
      <text:p text:style-name="P22"/>
      <text:p text:style-name="P24">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22"><text:soft-page-break/></text:p>
      <text:p text:style-name="P22"/>
      <text:p text:style-name="P46">After all that:</text:p>
      <text:p text:style-name="P46"/>
      <text:p text:style-name="P46">We will have to ultimately implement the angles and distances stuff. This will be both python and R to manage, but likely to be its own DF and not joined to the big one. </text:p>
      <text:p text:style-name="P46"/>
      <text:p text:style-name="P46">We’ll have to add other, explicit properties… maybe? But should be easy if they’re explicit to just tack em on.</text:p>
      <text:p text:style-name="P46"><text:s/></text:p>
      <text:p text:style-name="P46">If not, it will be a simple matter of adding in MORE data to this shit. <text:span text:style-name="T15">Do keep all the code clean.</text:span></text:p>
      <text:p text:style-name="P46"/>
      <text:p text:style-name="P47">So we can wait to implement the <text:span text:style-name="T15">last script to add the column of all their particular molecule types until the very end.</text:span> Because they’ll still all have the PDB codes tacked on. So can do that stuff in main or invoke it in another script.</text:p>
      <text:p text:style-name="P47"/>
      <text:p text:style-name="P47">–</text:p>
      <text:p text:style-name="P47"/>
      <text:p text:style-name="P35">13 july 2021 </text:p>
      <text:p text:style-name="P35"/>
      <text:p text:style-name="P47">A list of stuff to do then:</text:p>
      <text:p text:style-name="P47"/>
      <text:list xml:id="list4055401588" text:style-name="L4">
        <text:list-item>
          <text:p text:style-name="P48">Maybe implement PDB as its own script. Not bad to just put it in anyway.</text:p>
        </text:list-item>
        <text:list-item>
          <text:p text:style-name="P48">Clean the code of everything before we move on to avoid confusion.</text:p>
        </text:list-item>
        <text:list-item>
          <text:p text:style-name="P48">Write a script for each surface area or solvent stuff. Get into dataframe with PDB.</text:p>
        </text:list-item>
        <text:list-item>
          <text:p text:style-name="P48">Finally join all these into one super dataframe</text:p>
        </text:list-item>
        <text:list-item>
          <text:p text:style-name="P48">Implement script to grab the molecule types real fast. It has to go to the main pdb file not the results</text:p>
        </text:list-item>
      </text:list>
      <text:p text:style-name="P22"/>
      <text:p text:style-name="P22"/>
      <text:p text:style-name="P50">If this is done today, fantastic. By…. 5 or 6 idk. Beach sounds good today too. No huge rush can be tomorrow too. This is looking real good Patty.</text:p>
      <text:p text:style-name="P50"/>
      <text:p text:style-name="P50"><text:s/>After that the work turns into looking for more PDBs/data. Verifying in groups hope they all have heme.</text:p>
      <text:p text:style-name="P36"/>
      <text:p text:style-name="P37"><text:span text:style-name="T19">→ IT ALSO TURNS INTO STATS. So, standard deviation of the volumes of heme. Only of the biggest pockets. Median. Etc. Easy but do implement that shit it’s important!</text:span></text:p>
      <text:p text:style-name="P50"/>
      <text:p text:style-name="P50">Then into the next weird ass heme. None of the code should change except for in Python the HEC code, so we’ll need new scripts for that.</text:p>
      <text:p text:style-name="P50"/>
      <text:p text:style-name="P50">If you had that data it’d then be comparing.</text:p>
      <text:p text:style-name="P50"/>
      <text:p text:style-name="P50">It could also be comparing with the other method, CASTp. At least with a small sample set of molecules you could compare/contrast see if you get similar trends,. It’d be its own scripts and stuff so potentially 1-2 day thing. It’s extra and could just go under ‘FUTURE WORK’ so don’t concern yourself too much about it.</text:p>
      <text:p text:style-name="P50"/>
      <text:p text:style-name="P50"><text:soft-page-break/></text:p>
      <text:p text:style-name="P50"/>
      <text:p text:style-name="P50">(If you want to provide Chimera scripts on GitHub as bonus points, wait until August/late september it’s not necessary at all yet. You’d just comment more and leave a lot blank)</text:p>
      <text:p text:style-name="P50"/>
      <text:p text:style-name="P5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FUTURE DEV: Also compare your results of volume/surface area with that of CASTp. Run all the monomers through it with some script and see if the results significantly differ.</text:p>
      <text:p text:style-name="P41"/>
      <text:p text:style-name="P42">e.g. 1U9U with surfnet etc. The big bubble is cacl’d at volume 738 A3. The SA is 692 A2. </text:p>
      <text:p text:style-name="P41"><draw:frame draw:style-name="fr1" draw:name="Image2" text:anchor-type="char" svg:width="6.9252in" svg:height="6.3626in" draw:z-index="1"><draw:image xlink:href="Pictures/10000000000003830000033A64083BA4FD52C994.png" xlink:type="simple" xlink:show="embed" xlink:actuate="onLoad" loext:mime-type="image/png"/></draw:frame><text:soft-page-break/><text:s/></text:p>
      <text:p text:style-name="P41"/>
      <text:p text:style-name="P42">Versus from CASTp:</text:p>
      <text:p text:style-name="P42"/>
      <text:p text:style-name="P42"/>
      <text:p text:style-name="P42"/>
      <text:p text:style-name="P42"><draw:frame draw:style-name="fr1" draw:name="Image3" text:anchor-type="char" svg:width="6.9252in" svg:height="3.9362in" draw:z-index="2"><draw:image xlink:href="Pictures/100000000000050D000002DF6480B0CBC3CC10FB.png" xlink:type="simple" xlink:show="embed" xlink:actuate="onLoad" loext:mime-type="image/png"/></draw:frame><text:soft-page-break/>from the download:</text:p>
      <text:p text:style-name="P42"/>
      <text:p text:style-name="P43">The numbers differ from the website :O!!!</text:p>
      <text:p text:style-name="P43"/>
      <text:p text:style-name="P43">Behold:</text:p>
      <text:p text:style-name="P43"/>
      <text:p text:style-name="P43">Area_sa: 356</text:p>
      <text:p text:style-name="P43">Vol_sa: 482</text:p>
      <text:p text:style-name="P42"/>
      <text:p text:style-name="P43">This is closer. Castp does fuck up in treatment of the Fe and likely affects results. See below. This may lead to an underestimate.</text:p>
      <text:p text:style-name="P44"><draw:frame draw:style-name="fr1" draw:name="Image4" text:anchor-type="char" svg:width="6.9252in" svg:height="5.4665in" draw:z-index="3"><draw:image xlink:href="Pictures/10000000000004020000032AE3DA7B5B90E6B4B6.png" xlink:type="simple" xlink:show="embed" xlink:actuate="onLoad" loext:mime-type="image/png"/></draw:frame><text:soft-page-break/><text:span text:style-name="T17">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span></text:p>
      <text:p text:style-name="P44"/>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13T14:35:00.148215478</dc:date>
    <meta:editing-duration>PT6H36M28S</meta:editing-duration>
    <meta:editing-cycles>10</meta:editing-cycles>
    <meta:generator>LibreOffice/6.4.7.2$Linux_X86_64 LibreOffice_project/40$Build-2</meta:generator>
    <meta:document-statistic meta:table-count="0" meta:image-count="4" meta:object-count="0" meta:page-count="11" meta:paragraph-count="177" meta:word-count="2765" meta:character-count="15100" meta:non-whitespace-character-count="12449"/>
  </office:meta>
</office:document-meta>
</file>